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21H23M00S" calcext:value-type="time">
            <text:p>21:2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a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Edit / Delete transaction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table:number-columns-repeated="2" office:value-type="date" office:date-value="2024-12-21T11:00:00" calcext:value-type="date">
            <text:p>12/21/2024 11:00 AM</text:p>
          </table:table-cell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21T11:14:05.350666282</dc:date>
    <meta:editing-duration>P6DT2H42M19S</meta:editing-duration>
    <meta:editing-cycles>543</meta:editing-cycles>
    <meta:document-statistic meta:table-count="1" meta:cell-count="148" meta:object-count="0"/>
  </office:meta>
</office:document-meta>
</file>